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Ume P Mincho S3" svg:font-family="'Ume P Mincho S3'" style:font-adornments="Regular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 style:master-page-name="">
      <style:paragraph-properties style:page-number="auto" fo:keep-with-next="always"/>
    </style:style>
    <style:style style:name="P3" style:family="paragraph" style:parent-style-name="Text_20_body" style:master-page-name="">
      <style:paragraph-properties fo:text-align="justify" style:justify-single-word="false" style:page-number="auto" fo:keep-with-next="always"/>
      <style:text-properties fo:font-weight="bold" style:font-weight-asian="bold" style:font-weight-complex="bold"/>
    </style:style>
    <style:style style:name="P4" style:family="paragraph" style:parent-style-name="Text_20_body" style:master-page-name="">
      <style:paragraph-properties fo:keep-together="always" style:page-number="auto"/>
    </style:style>
    <style:style style:name="P5" style:family="paragraph" style:parent-style-name="Text_20_body">
      <style:paragraph-properties fo:margin-left="8.864cm" fo:margin-right="0cm" fo:margin-top="0cm" fo:margin-bottom="0.499cm" fo:text-align="start" style:justify-single-word="false" fo:text-indent="0cm" style:auto-text-indent="false">
        <style:tab-stops/>
      </style:paragraph-properties>
    </style:style>
    <style:style style:name="P6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8">
      <style:text-properties fo:font-weight="normal" style:font-weight-asian="normal" style:font-weight-complex="normal"/>
    </style:style>
    <style:style style:name="P20" style:family="paragraph" style:parent-style-name="Text_20_body" style:list-style-name="L13">
      <style:text-properties fo:font-weight="normal" style:font-weight-asian="normal" style:font-weight-complex="normal"/>
    </style:style>
    <style:style style:name="P21" style:family="paragraph" style:parent-style-name="Text_20_body" style:list-style-name="L13"/>
    <style:style style:name="P22" style:family="paragraph" style:parent-style-name="Text_20_body" style:list-style-name="L1">
      <style:paragraph-properties fo:margin-left="1.455cm" fo:margin-right="0cm" fo:text-indent="-0.503cm" style:auto-text-indent="false">
        <style:tab-stops>
          <style:tab-stop style:position="0.318cm"/>
        </style:tab-stops>
      </style:paragraph-properties>
      <style:text-properties fo:background-color="transparent"/>
    </style:style>
    <style:style style:name="P23" style:family="paragraph" style:parent-style-name="Text_20_body" style:list-style-name="L2" style:master-page-name="">
      <style:paragraph-properties fo:keep-together="always" style:page-number="auto"/>
    </style:style>
    <style:style style:name="P24" style:family="paragraph" style:parent-style-name="Text_20_body" style:list-style-name="L10" style:master-page-name="">
      <style:paragraph-properties style:page-number="auto" fo:background-color="transparent" style:shadow="none" fo:keep-with-next="always">
        <style:background-image/>
      </style:paragraph-properties>
    </style:style>
    <style:style style:name="P25" style:family="paragraph" style:parent-style-name="Text_20_body" style:list-style-name="L8" style:master-page-name="">
      <style:paragraph-properties style:page-number="auto" fo:background-color="transparent" style:shadow="none" fo:keep-with-next="always">
        <style:background-image/>
      </style:paragraph-properties>
    </style:style>
    <style:style style:name="P26" style:family="paragraph" style:parent-style-name="Text_20_body" style:list-style-name="L10">
      <style:paragraph-properties fo:background-color="transparent" style:shadow="none" fo:keep-with-next="always">
        <style:background-image/>
      </style:paragraph-properties>
    </style:style>
    <style:style style:name="P27" style:family="paragraph" style:parent-style-name="Text_20_body" style:list-style-name="L8">
      <style:paragraph-properties fo:background-color="transparent" style:shadow="none" fo:keep-with-next="always">
        <style:background-image/>
      </style:paragraph-properties>
    </style:style>
    <style:style style:name="P28" style:family="paragraph" style:parent-style-name="Heading_20_2" style:list-style-name=""/>
    <style:style style:name="P29" style:family="paragraph" style:parent-style-name="Heading_20_2">
      <style:paragraph-properties fo:break-before="page"/>
    </style:style>
    <style:style style:name="P30" style:family="paragraph" style:parent-style-name="Heading_20_3" style:list-style-name=""/>
    <style:style style:name="P31" style:family="paragraph" style:parent-style-name="Heading_20_3" style:list-style-name="" style:master-page-name="">
      <style:paragraph-properties style:page-number="auto"/>
    </style:style>
    <style:style style:name="P32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1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me P Mincho S3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Алгоритмические основы мультимедийных технологий</text:h>
      <text:p text:style-name="P5">Программа курса составлена аспирантом кафедры математического обеспечения вычислительных систем<text:line-break/>Рябининым Константином Валентиновичем</text:p>
      <text:p text:style-name="Text_20_body">Ввиду специфики курса (направленности на программирование) лекции и практические занятия разграничиваются весьма условно. Вероятно, имеет смысл на парах знакомить студентов с технологиями и демонстрировать примеры их использования, затем выдавать все материалы (презентации и простейшие продемонстрированные примеры кода) и формулировать Задание на самостоятельную работу. Так как предполагаемые задачи не требуют для решения специального оборудования, студенты могут выполнять их дома, а на практических занятиях лишь задавать вопросы и демонстрировать результаты.</text:p>
      <text:p text:style-name="Text_20_body">Таким образом лекционные занятия будут полностью посвящены лекции, а на практических занятиях первые полторы пары будут использованы под лекционный (демонстрационный) материал, и полпары – под ответы на вопросы студентов.</text:p>
      <text:h text:style-name="Heading_20_2" text:outline-level="2">Техническая база курса</text:h>
      <text:p text:style-name="Text_20_body">Для проведения занятий по данному курсу требуется аудитория, оснащённая проектором. Предполагается, что демонстрация презентаций и примеров программ будет производится с компьютера преподавателя, на котором установлено всё необходимое ПО.</text:p>
      <text:p text:style-name="Text_20_body">Все примеры графических программ, приводимые преподавателем, основываются на библиотеке стандарта OpenGL (язык реализации значения не имеет, однако предпочтительно использовать C / С++), в связке с библиотеками GLU и GLUT. Все примеры звуковых программ основываются на библиотеке стандарта OpenAL в связке с библиотеками ALU и ALUT. Все указанные библиотеки имеют OpenSource-реализации и в том случае, если не входят в стандартную поставку операционной системы, могут быть скачаны из сети Интернет.</text:p>
      <text:p text:style-name="Text_20_body">Выполнение индивидуального задания студентам рекомендуется осуществлять дома, при этом одним из заданий является «подготовка рабочего места», то есть самостоятельный поиск и установка необходимых библиотек для разработки мультимедийных программ. Сдача индивидуального задания требует наличия терминального класса в том случае, если у студентов нет в наличии ноутбуков или иных мобильных устройств, на которых возможен запуск написанной ими программной системы. На компьютерах в терминальном классе должна стоять видеокарта с поддержкой 3D-ускорения и звуковая карта. </text:p>
      <text:h text:style-name="Heading_20_2" text:outline-level="2">Отчётность по курсу</text:h>
      <text:p text:style-name="Text_20_body">Для получения зачёта по данному курсу каждый студент должен сдать индивидуально выполненное задание, представляющее собой самостоятельно разработанную программную систему, в которой должны быть использованы все рассмотренные во время чтения курса технологии. Для сдачи заданий предполагается зарезервировать две последних пары.</text:p>
      <text:p text:style-name="Text_20_body">В конце почти каждого занятия будет выдаваться очередное Задание на самостоятельную работу, являющееся очередным шагом создания итоговой программной системы. Выполнение этих заданий по отдельности контролироваться не будет. Цель этих заданий – порекомендовать студентам график работы над итоговой системой.</text:p>
      <text:h text:style-name="Heading_20_2" text:outline-level="2"><text:soft-page-break/>Литература к курсу</text:h>
      <text:h text:style-name="Heading_20_3" text:outline-level="3">Основная литература</text:h>
      <text:list xml:id="list976355585" text:style-name="L1">
        <text:list-item>
          <text:p text:style-name="P22">Ричард С. Райт-мл., Бенджамин Липчак. OpenGL суперкнига. М.: Вильямс, 2006</text:p>
        </text:list-item>
        <text:list-item>
          <text:p text:style-name="P22">Френсис Хилл. OpenGL программирование компьютерной графики. СПб: Питер, 2002</text:p>
        </text:list-item>
        <text:list-item>
          <text:p text:style-name="P22">Дональд Херн, Паулин Бейкер. Компьютерная графика и стандарт OpenGL. М.: Вильямс, 2005</text:p>
        </text:list-item>
        <text:list-item>
          <text:p text:style-name="P22">Эдврад Эйнджелл. Интерактивная компьютерная графика. Вводный курс на безе OpenGL. М.: Вильямс, 2001</text:p>
        </text:list-item>
      </text:list>
      <text:h text:style-name="Heading_20_3" text:outline-level="3">Дополнительная литература</text:h>
      <text:list xml:id="list1966204669" text:continue-numbering="true" text:style-name="L1">
        <text:list-item>
          <text:p text:style-name="P22">NeonHelium. URL: http://nehe.gamedev.net/</text:p>
        </text:list-item>
        <text:list-item>
          <text:p text:style-name="P22">Теоретические основы OpenGL. URL: http://www.songho.ca/opengl/index.html</text:p>
        </text:list-item>
        <text:list-item>
          <text:p text:style-name="P22">Практическое применение фракталов. URL: http://fractalworld.xaoc.ru/</text:p>
        </text:list-item>
        <text:list-item>
          <text:p text:style-name="P22">Матрица конволюции. URL: http://ya.dmitrov.ru/docs/gimp/ru/plug-in-convmatrix.html</text:p>
        </text:list-item>
        <text:list-item>
          <text:p text:style-name="P22">Матрица конволюции. URL: http://www.roborealm.com/help/Convolution.php</text:p>
        </text:list-item>
        <text:list-item>
          <text:p text:style-name="P22">Convolution. URL: http://en.wikipedia.org/wiki/Convolution</text:p>
        </text:list-item>
        <text:list-item>
          <text:p text:style-name="P22">Введение в OpenAL. URL: http://www.gamedev.ru/code/articles/OpenAL</text:p>
        </text:list-item>
        <text:list-item>
          <text:p text:style-name="P22">Octree. URL: http://en.wikipedia.org/wiki/Octree</text:p>
        </text:list-item>
        <text:list-item>
          <text:p text:style-name="P22">LOD. URL: http://en.wikipedia.org/wiki/Level_of_detail</text:p>
        </text:list-item>
        <text:list-item>
          <text:p text:style-name="P22">Андрэ Ламот. Программирование 3D игр для Windows. М.: Вильямс, 2004</text:p>
        </text:list-item>
        <text:list-item>
          <text:p text:style-name="P22">Andrwe Glassner. Graphics Gems. Academic Press, 1990</text:p>
        </text:list-item>
        <text:list-item>
          <text:p text:style-name="P22">James Arvo. Graphics Gems II. Academic Press, 1991</text:p>
        </text:list-item>
        <text:list-item>
          <text:p text:style-name="P22">David Kirk. Graphics Gems III. Academic Press. 1992</text:p>
        </text:list-item>
        <text:list-item>
          <text:p text:style-name="P22">Дэвид Роджерс. Алгоритмические основы машинной графики. М.: Мир, 1989</text:p>
        </text:list-item>
      </text:list>
      <text:h text:style-name="Heading_20_2" text:outline-level="2">Требования к индивидуальному заданию</text:h>
      <text:p text:style-name="Text_20_body">Для получения зачёта необходимо самостоятельно разработать и во время представить программную систему, отвечающую нижеперечисленным требованиям. </text:p>
      <text:p text:style-name="Text_20_body">Предусмотрена система бонусов, исчисляемых в «плюсах», которые можно получить за нестандартный подход к решению. За каждые 3 «плюса» студент имеет право отказаться от <text:s/>выполнения одного требования.</text:p>
      <text:p text:style-name="Text_20_body">За сдачу раньше установленного срока (то есть раньше, чем в последние две пары курса) даётся бонус в размере трёх «плюсов».</text:p>
      <text:p text:style-name="P4">Творческий подход приветствуется; собственные предложения студентов будут оценены экспертно и могут принести до трёх «плюсов» за каждое (в зависимости от сложности).</text:p>
      <text:p text:style-name="P2"><text:soft-page-break/>Требования:</text:p>
      <text:list xml:id="list963382944" text:style-name="L2">
        <text:list-item>
          <text:p text:style-name="P23">Отображение трёхмерной модели, загружаемой из файла определённого формата (формат на выбор студента, рекомендованный формат 3DS; использование иного, более сложного формата даёт бонус в размере одного «плюса»).</text:p>
        </text:list-item>
        <text:list-item>
          <text:p text:style-name="P9">Наложение на модель тексутры, загружаемой из файла определённого формата (формат на выбор студента, рекомендованный формат BMP; использование иного, более сложного формата даёт бонус в размере одного «плюса»). Текстура накладывается в соответствии с данными, полученными из файла модели.</text:p>
        </text:list-item>
        <text:list-item>
          <text:p text:style-name="P9">Создание тела вращения на основе кривой, не имеющей аналитического описания (вид кривой выбирается студентом, рекомендованный – кубический сплайн). Набор контрольных точек для кривой задаётся пользователем при помощи кликов мыши.</text:p>
        </text:list-item>
        <text:list-item>
          <text:p text:style-name="P9">Наложение на тело вращения процедурной текстуры, содержащей фрактал (вид фрактала выбирается студентом, рекомендованный – множество Мандельброта). Хотя бы один параметр фрактала должен изменяться по команде пользователя (например, нажатие определённых клавиш увеличивают или уменьшают значение параметра).</text:p>
        </text:list-item>
        <text:list-item>
          <text:p text:style-name="P9">Вывод на экран текста, построенного на основе текстуры шрифта (текстура загружается из файла; динамическое формирование текстуры по файлу шрифта даёт бонус в размере одного «плюса»).</text:p>
        </text:list-item>
        <text:list-item>
          <text:p text:style-name="P9">Интерактивность (как минимум должна быть возможность вращать и масштабировать сцену при помощи мыши и клавиатуры).</text:p>
        </text:list-item>
        <text:list-item>
          <text:p text:style-name="P9">Освещение, выполненное при помощи шейдеров (либо при помощи шейдеров должен быть выполнен некоторый иной эффект по выбору студента; сложность эффекта будет оценена экспертно и потенциально может принести до трёх «плюсов»).</text:p>
        </text:list-item>
        <text:list-item>
          <text:p text:style-name="P9">Сохранение скриншота (по нажатию определённой клавиши текущий вид сцены должен сохраняться в файл; формат на выбор студента, рекомендованный формат BMP; использование иного, более сложного формата даёт бонус в размере одного «плюса»).</text:p>
        </text:list-item>
        <text:list-item>
          <text:p text:style-name="P9">Звуковые эффекты, загружаемые из файлов (минимум один; формат на выбор студента, рекомендованный формат WAV; использование иного, более сложного формата даёт бонус в размере одного «плюса»).</text:p>
        </text:list-item>
      </text:list>
      <text:h text:style-name="P28" text:outline-level="2"/>
      <text:h text:style-name="P29" text:outline-level="2">Программа курса</text:h>
      <text:h text:style-name="Heading_20_3" text:outline-level="3">Лекция №1</text:h>
      <text:list xml:id="list801641344" text:style-name="L3">
        <text:list-item>
          <text:list>
            <text:list-item>
              <text:p text:style-name="P10">Что такое мультимедиа? Её классификация и связь с миром современных информационных технологий.</text:p>
            </text:list-item>
          </text:list>
        </text:list-item>
      </text:list>
      <text:list xml:id="list321648168" text:style-name="L4">
        <text:list-item>
          <text:list>
            <text:list-item>
              <text:p text:style-name="P11">Чего коснёмся в курсе? – Программный синтез двумерных и трёхмерных изображений, воспроизведение звука.</text:p>
            </text:list-item>
          </text:list>
        </text:list-item>
      </text:list>
      <text:list xml:id="list1516325209" text:style-name="L5">
        <text:list-item>
          <text:list>
            <text:list-item>
              <text:p text:style-name="P12">Зачем прикладным и системным программистам нужны такие навыки?</text:p>
            </text:list-item>
            <text:list-item>
              <text:p text:style-name="P12">Опрос аудитории насчёт опыта работы с мультимедийными технологиями.</text:p>
            </text:list-item>
          </text:list>
        </text:list-item>
      </text:list>
      <text:list xml:id="list230255305" text:style-name="L6">
        <text:list-item>
          <text:list>
            <text:list-item>
              <text:p text:style-name="P13">Оглашение требований к индивидуальному заданию.</text:p>
            </text:list-item>
          </text:list>
        </text:list-item>
      </text:list>
      <text:list xml:id="list750540245" text:style-name="L7">
        <text:list-item>
          <text:list>
            <text:list-item>
              <text:p text:style-name="P14">Используемое ПО (OpenGL &amp; GLUT). [OpenGL &amp; OpenAL] vs DirectX.</text:p>
            </text:list-item>
          </text:list>
        </text:list-item>
      </text:list>
      <text:list xml:id="list860183977" text:style-name="L8">
        <text:list-item>
          <text:list>
            <text:list-item>
              <text:p text:style-name="P15">Введение в OpenGL:</text:p>
              <text:list>
                <text:list-item>
                  <text:p text:style-name="P15">Cведения о реализации.</text:p>
                </text:list-item>
                <text:list-item>
                  <text:p text:style-name="P15">Машины состояний.</text:p>
                </text:list-item>
                <text:list-item>
                  <text:p text:style-name="P15">Понятие конвейера.</text:p>
                </text:list-item>
                <text:list-item>
                  <text:p text:style-name="P15">Первая программа (вывод радужного прямоугольника).</text:p>
                </text:list-item>
              </text:list>
            </text:list-item>
            <text:list-item>
              <text:p text:style-name="P15">Матрица проекции и матрица преобразований.</text:p>
            </text:list-item>
          </text:list>
        </text:list-item>
      </text:list>
      <text:list xml:id="list735916487" text:style-name="L9">
        <text:list-item>
          <text:list>
            <text:list-item>
              <text:p text:style-name="P16">Вывод множества вершин. Типы цепочек вершин. Атрибуты вершин. Многоугольники. Способы визуализации многоугольников.</text:p>
            </text:list-item>
            <text:list-item>
              <text:p text:style-name="P16"><text:span text:style-name="T1">Задание на самостоятельную работу</text:span>: подготовить рабочее место для разработки программ на основе OpenGL, собрать первую программу; изменить демонстрационный пример так, чтобы </text:p>
              <text:list>
                <text:list-item>
                  <text:p text:style-name="P16">При масштабировании окна содержимое порта просмотра масштабировалось пропорционально.</text:p>
                </text:list-item>
                <text:list-item>
                  <text:p text:style-name="P16">При масштабировании окна содержимое порта просмотра не изменяло своего размера.</text:p>
                </text:list-item>
              </text:list>
            </text:list-item>
            <text:list-item>
              <text:p text:style-name="P16"><text:span text:style-name="T1">Ссылки на литературу</text:span>:</text:p>
              <text:list>
                <text:list-item>
                  <text:p text:style-name="P16">[1] с. 39 – 83, 94 – 95, 115 – 144.</text:p>
                </text:list-item>
                <text:list-item>
                  <text:p text:style-name="P16">[6].</text:p>
                </text:list-item>
              </text:list>
            </text:list-item>
          </text:list>
        </text:list-item>
      </text:list>
      <text:h text:style-name="P31" text:outline-level="3"/>
      <text:h text:style-name="P32" text:outline-level="3">Лекция №2</text:h>
      <text:list xml:id="list701490230" text:style-name="L10">
        <text:list-item>
          <text:list>
            <text:list-item>
              <text:p text:style-name="P24">Аффинные преобразования на основе матриц.</text:p>
            </text:list-item>
            <text:list-item>
              <text:p text:style-name="P26">Подход к программированию анимации:</text:p>
              <text:list>
                <text:list-item>
                  <text:p text:style-name="P26">Анимация по таймеру.</text:p>
                </text:list-item>
                <text:list-item>
                  <text:p text:style-name="P26">Непрерывная анимация.</text:p>
                </text:list-item>
                <text:list-item>
                  <text:p text:style-name="P26">Понятие анимационного цикла.</text:p>
                </text:list-item>
                <text:list-item>
                  <text:p text:style-name="P26">Двойная буферизация.</text:p>
                </text:list-item>
                <text:list-item>
                  <text:p text:style-name="P26">Пример (вращающийся прямоугольник из предыдущего примера).</text:p>
                </text:list-item>
              </text:list>
            </text:list-item>
            <text:list-item>
              <text:p text:style-name="P26">Понятие проекции. Типы проекций.</text:p>
            </text:list-item>
          </text:list>
        </text:list-item>
      </text:list>
      <text:list xml:id="list1642458406" text:continue-list="list860183977" text:style-name="L8">
        <text:list-item>
          <text:list>
            <text:list-item>
              <text:p text:style-name="P27">Построение трёхмерной сцены. Пример (3D, параллельная и перспективная проекции).</text:p>
            </text:list-item>
            <text:list-item>
              <text:p text:style-name="P27">Буфер цвета и буфер глубины.</text:p>
            </text:list-item>
            <text:list-item>
              <text:p text:style-name="P27">Работа с камерой (понятие камеры, функции направления взгляда).</text:p>
            </text:list-item>
            <text:list-item>
              <text:p text:style-name="P27">Организация интерактивности (обработка команд клавиатуры и мыши).</text:p>
            </text:list-item>
            <text:list-item>
              <text:p text:style-name="P27"><text:span text:style-name="T1">Задание на самостоятельную работу</text:span>: придумать и реализовать программную анимацию в трёхмерном пространстве, используя анимацию по таймеру и непрерывную анимацию.</text:p>
            </text:list-item>
            <text:list-item>
              <text:p text:style-name="P25"><text:span text:style-name="T1">Ссылки на литературу</text:span>:</text:p>
              <text:list>
                <text:list-item>
                  <text:p text:style-name="P27">[1] с. 90 – 94, 177 – 225.</text:p>
                </text:list-item>
              </text:list>
            </text:list-item>
          </text:list>
        </text:list-item>
      </text:list>
      <text:h text:style-name="P30" text:outline-level="3"/>
      <text:h text:style-name="P32" text:outline-level="3">Лекция №3</text:h>
      <text:list xml:id="list1368092157" text:continue-numbering="true" text:style-name="L8">
        <text:list-item>
          <text:list>
            <text:list-item>
              <text:p text:style-name="P15">Подходы к построению поверхностей в трёхмерном пространстве (использование наперёд заданных массивов вершин, процедурные поверхности).</text:p>
            </text:list-item>
            <text:list-item>
              <text:p text:style-name="P15">Формирование трёхмерной сцены. Семантический разрыв между проектированием / обработкой сцены и её отображением.</text:p>
            </text:list-item>
            <text:list-item>
              <text:p text:style-name="P15">Примитивы (квадрик-примитивы и прочие примитивы). Их использование для тестирования различных эффектов. Создание квадрик-примитивов в OpenGL.</text:p>
            </text:list-item>
            <text:list-item>
              <text:p text:style-name="P15">Освещение:</text:p>
              <text:list>
                <text:list-item>
                  <text:p text:style-name="P15">Источник света.</text:p>
                </text:list-item>
                <text:list-item>
                  <text:p text:style-name="P15">Модель освещения, виды моделей освещения.</text:p>
                </text:list-item>
                <text:list-item>
                  <text:p text:style-name="P15">Материал.</text:p>
                </text:list-item>
                <text:list-item>
                  <text:p text:style-name="P15">Модель освещения в OpenGL.</text:p>
                </text:list-item>
              </text:list>
            </text:list-item>
          </text:list>
        </text:list-item>
      </text:list>
      <text:list xml:id="list602857740" text:style-name="L11">
        <text:list-item>
          <text:list>
            <text:list-item>
              <text:list>
                <text:list-item>
                  <text:p text:style-name="P17">Функции работы с освещением в OpenGL. Пример (освещённый чайник Юта).</text:p>
                </text:list-item>
              </text:list>
            </text:list-item>
          </text:list>
        </text:list-item>
      </text:list>
      <text:list xml:id="list1854364342" text:continue-list="list1368092157" text:style-name="L8">
        <text:list-item>
          <text:list>
            <text:list-item>
              <text:list>
                <text:list-item>
                  <text:p text:style-name="P15">Способы закраски полигонов.</text:p>
                </text:list-item>
              </text:list>
            </text:list-item>
          </text:list>
        </text:list-item>
      </text:list>
      <text:list xml:id="list1104719036" text:style-name="L12">
        <text:list-item>
          <text:list>
            <text:list-item>
              <text:list>
                <text:list-item>
                  <text:p text:style-name="P18">Использование нормалей к вершинам при моделировании освещения. Нахождение нормали к вершине (алгоритм сглаживающих групп).</text:p>
                </text:list-item>
              </text:list>
            </text:list-item>
          </text:list>
        </text:list-item>
      </text:list>
      <text:list xml:id="list1971047166" text:continue-list="list1854364342" text:style-name="L8">
        <text:list-item>
          <text:list>
            <text:list-item>
              <text:p text:style-name="P15"><text:span text:style-name="T1">Задание на самостоятельную работу</text:span>: построить поверхность, имеющую аналитическое описание, вычислить нормали и применить освещение.</text:p>
            </text:list-item>
            <text:list-item>
              <text:p text:style-name="P15"><text:span text:style-name="T1">Ссылки на литературу</text:span>:</text:p>
              <text:list>
                <text:list-item>
                  <text:p text:style-name="P15">[1] с. 144 – 177, 225 – 285, 471 – 535.</text:p>
                </text:list-item>
              </text:list>
            </text:list-item>
          </text:list>
        </text:list-item>
      </text:list>
      <text:h text:style-name="P30" text:outline-level="3"/>
      <text:h text:style-name="P32" text:outline-level="3">Лекция №4</text:h>
      <text:list xml:id="list50249954" text:continue-numbering="true" text:style-name="L8">
        <text:list-item>
          <text:list>
            <text:list-item>
              <text:p text:style-name="P15">Понятие текстуры. Текстурные координаты. Понятие карты текстуры.</text:p>
            </text:list-item>
            <text:list-item>
              <text:p text:style-name="P15">Подходы к получение текстуры.</text:p>
            </text:list-item>
            <text:list-item>
              <text:p text:style-name="P15">Подходы к наложению текстуры.</text:p>
            </text:list-item>
            <text:list-item>
              <text:p text:style-name="P15">Работа с текстурами в OpenGL.</text:p>
            </text:list-item>
            <text:list-item>
              <text:p text:style-name="P15">Мипмэппинг.</text:p>
            </text:list-item>
            <text:list-item>
              <text:p text:style-name="P15">Краткий обзор форматов хранения растровых изображений.</text:p>
            </text:list-item>
            <text:list-item>
              <text:p text:style-name="P15">Рендеринг в текстуру. Пример (без исходного кода).</text:p>
            </text:list-item>
            <text:list-item>
              <text:p text:style-name="P15">Подход к получению снимка экрана.</text:p>
            </text:list-item>
            <text:list-item>
              <text:p text:style-name="P15"><text:span text:style-name="T1">Обсуждение</text:span>.</text:p>
            </text:list-item>
            <text:list-item>
              <text:p text:style-name="P15"><text:span text:style-name="T1">Задание на самостоятельную работу</text:span>: разработать загрузчик изображения и систему сохранения снимка экрана OpenGL в файл.</text:p>
            </text:list-item>
            <text:list-item>
              <text:p text:style-name="P15"><text:span text:style-name="T1">Ссылки на литературу</text:span>:</text:p>
              <text:list>
                <text:list-item>
                  <text:p text:style-name="P15">[1] с. 225 – 285, 379 – 468.</text:p>
                </text:list-item>
              </text:list>
            </text:list-item>
          </text:list>
        </text:list-item>
      </text:list>
      <text:h text:style-name="P30" text:outline-level="3"/>
      <text:h text:style-name="P32" text:outline-level="3">Лекция №5</text:h>
      <text:list xml:id="list348903280" text:continue-numbering="true" text:style-name="L8">
        <text:list-item>
          <text:list>
            <text:list-item>
              <text:p text:style-name="P19">Подходы к хранению трёхмерных моделей.</text:p>
            </text:list-item>
            <text:list-item>
              <text:p text:style-name="P19">Анимация трёхмерных моделей:</text:p>
              <text:list>
                <text:list-item>
                  <text:p text:style-name="P19">Анимация на основе ключевых кадров.</text:p>
                </text:list-item>
                <text:list-item>
                  <text:p text:style-name="P19">Скелетная анимация. Понятие прямой и обратной кинематики.</text:p>
                </text:list-item>
              </text:list>
            </text:list-item>
            <text:list-item>
              <text:p text:style-name="P19">Обзор форматов хранения трёхмерных моделей.</text:p>
            </text:list-item>
            <text:list-item>
              <text:p text:style-name="P19">Кривые, не имеющие аналитического описания</text:p>
              <text:list>
                <text:list-item>
                  <text:p text:style-name="P19">Кубические сплайны.</text:p>
                </text:list-item>
                <text:list-item>
                  <text:p text:style-name="P19">Кривые Безье (полиномы Бернштейна).</text:p>
                </text:list-item>
              </text:list>
            </text:list-item>
            <text:list-item>
              <text:p text:style-name="P19">Построение тел вращения и поверхностей на основе кривых.</text:p>
            </text:list-item>
            <text:list-item>
              <text:p text:style-name="P19"><text:span text:style-name="T1">Задание на самостоятельную работу</text:span>: разработать загрузчик модели из какого-либо формата, разработать систему построения тела вращения на основе кривой, не имеющей аналитического описания.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1] с. 471 – 535.</text:p>
                </text:list-item>
              </text:list>
            </text:list-item>
          </text:list>
        </text:list-item>
      </text:list>
      <text:h text:style-name="P30" text:outline-level="3"/>
      <text:h text:style-name="P32" text:outline-level="3">Лекция №6</text:h>
      <text:list xml:id="list1232385891" text:continue-numbering="true" text:style-name="L8">
        <text:list-item>
          <text:list>
            <text:list-item>
              <text:p text:style-name="P19">Комбинирование 2D и 3D графики на одной сцене.</text:p>
            </text:list-item>
            <text:list-item>
              <text:p text:style-name="P19">Элементы оформления экрана.</text:p>
            </text:list-item>
            <text:list-item>
              <text:p text:style-name="P19">Спрайты.</text:p>
            </text:list-item>
            <text:list-item>
              <text:p text:style-name="P19">Вывод текста при помощи текстуры шрифта.</text:p>
            </text:list-item>
            <text:list-item>
              <text:p text:style-name="P19">Использование специализированных библиотек для автоматизации создания текстуры шрифта по файлу шрифта (FreeType).</text:p>
            </text:list-item>
            <text:list-item>
              <text:p text:style-name="P19">Подходы к оптимизации по скорости на уровне простых приёмов программирования.</text:p>
            </text:list-item>
            <text:list-item>
              <text:p text:style-name="P19">Массивы вершин как элемент оптимизации по скорости.</text:p>
            </text:list-item>
            <text:list-item>
              <text:p text:style-name="P19">Списки визуализации как элемент оптимизации по скорости.</text:p>
            </text:list-item>
            <text:list-item>
              <text:p text:style-name="P19">Объекты буферов вершин как элемент оптимизации по скорости.</text:p>
            </text:list-item>
            <text:list-item>
              <text:p text:style-name="P19"><text:span text:style-name="T1">Задание на самостоятельную работу</text:span>: реализовать вывод текста.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5].</text:p>
                </text:list-item>
              </text:list>
            </text:list-item>
          </text:list>
        </text:list-item>
      </text:list>
      <text:p text:style-name="P3"/>
      <text:h text:style-name="P32" text:outline-level="3">Лекция №7</text:h>
      <text:list xml:id="list1788477732" text:continue-numbering="true" text:style-name="L8">
        <text:list-item>
          <text:list>
            <text:list-item>
              <text:p text:style-name="P19">Понятие фрактала. Понятие и вычисление дробной размерности.</text:p>
            </text:list-item>
            <text:list-item>
              <text:p text:style-name="P19">Примеры фракталов.</text:p>
            </text:list-item>
            <text:list-item>
              <text:p text:style-name="P19">Назначение фракталов.</text:p>
            </text:list-item>
            <text:list-item>
              <text:p text:style-name="P19">Подходы к построению фракталов:</text:p>
              <text:list>
                <text:list-item>
                  <text:p text:style-name="P19">Рекурсивные соотношения.</text:p>
                </text:list-item>
                <text:list-item>
                  <text:p text:style-name="P19">Системы итерирующих функций.</text:p>
                </text:list-item>
                <text:list-item>
                  <text:p text:style-name="P19">Системы Линдермайера.</text:p>
                </text:list-item>
                <text:list-item>
                  <text:p text:style-name="P19">Метод последовательных приближений.</text:p>
                </text:list-item>
                <text:list-item>
                  <text:p text:style-name="P19">Вероятностный метод.</text:p>
                </text:list-item>
                <text:list-item>
                  <text:p text:style-name="P19">Преобразование комплексных чисел.</text:p>
                </text:list-item>
              </text:list>
            </text:list-item>
            <text:list-item>
              <text:p text:style-name="P19">Стереоскопическая визуализация:</text:p>
              <text:list>
                <text:list-item>
                  <text:p text:style-name="P19">Понятие стереоизображения.</text:p>
                </text:list-item>
                <text:list-item>
                  <text:p text:style-name="P19">Области применения.</text:p>
                </text:list-item>
                <text:list-item>
                  <text:p text:style-name="P19">Способ получения стереопары.</text:p>
                </text:list-item>
                <text:list-item>
                  <text:p text:style-name="P19">Способ отображения стереопары.</text:p>
                </text:list-item>
              </text:list>
            </text:list-item>
            <text:list-item>
              <text:p text:style-name="P19"><text:span text:style-name="T1">Задание на самостоятельную работу</text:span>: реализовать построение процедурной текстуры на основе фрактала.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7].</text:p>
                </text:list-item>
              </text:list>
            </text:list-item>
          </text:list>
        </text:list-item>
      </text:list>
      <text:p text:style-name="P6"/>
      <text:h text:style-name="P32" text:outline-level="3">Лекция №8</text:h>
      <text:list xml:id="list212810668" text:continue-numbering="true" text:style-name="L8">
        <text:list-item>
          <text:list>
            <text:list-item>
              <text:p text:style-name="P19">Понятие шейдера. Его свойства, назначение и достоинства.</text:p>
            </text:list-item>
            <text:list-item>
              <text:p text:style-name="P19">Виды шейдеров.</text:p>
            </text:list-item>
            <text:list-item>
              <text:p text:style-name="P19">Обзор языки написания шейдеров.</text:p>
            </text:list-item>
            <text:list-item>
              <text:p text:style-name="P19">Жизненный цикл шейдера.</text:p>
            </text:list-item>
            <text:list-item>
              <text:p text:style-name="P19">Взаимодействие шейдеров.</text:p>
            </text:list-item>
            <text:list-item>
              <text:p text:style-name="P19">Программируемый конвейер в OpenGL. Вершинный и фрагментный процессоры.</text:p>
            </text:list-item>
            <text:list-item>
              <text:p text:style-name="P19">Понятие шейдерной программы в OpenGL.</text:p>
            </text:list-item>
            <text:list-item>
              <text:p text:style-name="P19">Язык GLSL:</text:p>
              <text:list>
                <text:list-item>
                  <text:p text:style-name="P19">Характеристика.</text:p>
                </text:list-item>
                <text:list-item>
                  <text:p text:style-name="P19">Типы данных.</text:p>
                </text:list-item>
                <text:list-item>
                  <text:p text:style-name="P19">Встроенные функции.</text:p>
                </text:list-item>
              </text:list>
            </text:list-item>
            <text:list-item>
              <text:p text:style-name="P19"><text:span text:style-name="T1">Задание на самостоятельную работу</text:span>: реализовать какой-либо эффект при помощи шейдеров.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1] с. 863 – 1019.</text:p>
                </text:list-item>
              </text:list>
            </text:list-item>
          </text:list>
        </text:list-item>
      </text:list>
      <text:p text:style-name="P6"/>
      <text:h text:style-name="P32" text:outline-level="3">Лекция №9</text:h>
      <text:list xml:id="list1161567318" text:continue-numbering="true" text:style-name="L8">
        <text:list-item>
          <text:list>
            <text:list-item>
              <text:p text:style-name="P19">Встроенные переменные в языке GLSL.</text:p>
            </text:list-item>
            <text:list-item>
              <text:p text:style-name="P19">Пример реализации освещения с использованием шейдеров.</text:p>
            </text:list-item>
            <text:list-item>
              <text:p text:style-name="P19">Текстурирование с использованием шейдеров.</text:p>
            </text:list-item>
            <text:list-item>
              <text:p text:style-name="P19">Обзор более сложных эффектов, достижимых с использованием шейдеров.</text:p>
            </text:list-item>
            <text:list-item>
              <text:p text:style-name="P19">Понятие фотонной карты.</text:p>
            </text:list-item>
            <text:list-item>
              <text:p text:style-name="P19">Алгоритм трассировки луча.</text:p>
            </text:list-item>
            <text:list-item>
              <text:p text:style-name="P19">Подходы к моделированию теней:</text:p>
              <text:list>
                <text:list-item>
                  <text:p text:style-name="P19">Понятие затенения и тени.</text:p>
                </text:list-item>
                <text:list-item>
                  <text:p text:style-name="P19">Понятие жёсткой и мягкой тени.</text:p>
                </text:list-item>
                <text:list-item>
                  <text:p text:style-name="P19">Использование заранее подготовленной текстуры.</text:p>
                </text:list-item>
                <text:list-item>
                  <text:p text:style-name="P19">Использование спрайтов.</text:p>
                </text:list-item>
                <text:list-item>
                  <text:p text:style-name="P19">Использование карты теней.</text:p>
                </text:list-item>
                <text:list-item>
                  <text:p text:style-name="P19">Использование теневых объёмов.</text:p>
                </text:list-item>
              </text:list>
            </text:list-item>
            <text:list-item>
              <text:p text:style-name="P19">Подходы к моделированию отражений:</text:p>
              <text:list>
                <text:list-item>
                  <text:p text:style-name="P19">Понятие отражения.</text:p>
                </text:list-item>
                <text:list-item>
                  <text:p text:style-name="P19">«Трафаретное» отражение.</text:p>
                </text:list-item>
                <text:list-item>
                  <text:p text:style-name="P19">Понятие множественного отражения, проблема двух зеркал.</text:p>
                </text:list-item>
                <text:list-item>
                  <text:p text:style-name="P19">Использование карт среды.</text:p>
                </text:list-item>
              </text:list>
            </text:list-item>
            <text:list-item>
              <text:p text:style-name="P19">Подходы к моделированию преломлений:</text:p>
              <text:list>
                <text:list-item>
                  <text:p text:style-name="P19">Понятия прозрачности и отражения.</text:p>
                </text:list-item>
                <text:list-item>
                  <text:p text:style-name="P19">Использование карт среды.</text:p>
                </text:list-item>
              </text:list>
            </text:list-item>
            <text:list-item>
              <text:p text:style-name="P19">Подходы к моделированию каустики.</text:p>
            </text:list-item>
            <text:list-item>
              <text:p text:style-name="P19"><text:span text:style-name="T1">Задание на самостоятельную работу</text:span>: ---</text:p>
            </text:list-item>
            <text:list-item>
              <text:p text:style-name="P19"><text:span text:style-name="T1">Ссылки на литературу</text:span>:</text:p>
              <text:list>
                <text:list-item>
                  <text:p text:style-name="P19">[1] с. 285 – 311, 841 – 861. </text:p>
                </text:list-item>
                <text:list-item>
                  <text:p text:style-name="P19">[5].</text:p>
                </text:list-item>
              </text:list>
            </text:list-item>
          </text:list>
        </text:list-item>
      </text:list>
      <text:p text:style-name="P6"/>
      <text:h text:style-name="P32" text:outline-level="3">Лекция №10</text:h>
      <text:list xml:id="list904928348" text:continue-numbering="true" text:style-name="L8">
        <text:list-item>
          <text:list>
            <text:list-item>
              <text:p text:style-name="P19">Приёмы оптимизации процесса рендеринга.</text:p>
            </text:list-item>
            <text:list-item>
              <text:p text:style-name="P19">Приёмы упрощения сцены:</text:p>
              <text:list>
                <text:list-item>
                  <text:p text:style-name="P19">Z-буферизация, алгоритм художника.</text:p>
                </text:list-item>
                <text:list-item>
                  <text:p text:style-name="P19">Отсечение «задних» граней.</text:p>
                </text:list-item>
                <text:list-item>
                  <text:p text:style-name="P19">Отсечение по усечённой пирамиде видимости.</text:p>
                </text:list-item>
                <text:list-item>
                  <text:p text:style-name="P19">Отсечение заслонённых объектов.</text:p>
                </text:list-item>
                <text:list-item>
                  <text:p text:style-name="P19">Портальный рендеринг.</text:p>
                </text:list-item>
                <text:list-item>
                  <text:p text:style-name="P19">Уровни детализации.</text:p>
                </text:list-item>
              </text:list>
            </text:list-item>
            <text:list-item>
              <text:p text:style-name="P19">Фильтрация изображений.</text:p>
            </text:list-item>
            <text:list-item>
              <text:p text:style-name="P19">Матрица конволюции:</text:p>
              <text:list>
                <text:list-item>
                  <text:p text:style-name="P19">Понятие матрицы конволюции.</text:p>
                </text:list-item>
                <text:list-item>
                  <text:p text:style-name="P19">Алгоритм конволюции изображения.</text:p>
                </text:list-item>
                <text:list-item>
                  <text:p text:style-name="P19">Примеры конкретных матриц.</text:p>
                </text:list-item>
                <text:list-item>
                  <text:p text:style-name="P19">Дифференциальный оператор Собела в качестве примера двухпроходной конволюции.</text:p>
                </text:list-item>
              </text:list>
            </text:list-item>
            <text:list-item>
              <text:p text:style-name="P19"><text:span text:style-name="T1">Задание на самостоятельную работу</text:span>: реализовать какой-либо фильтр изображения. </text:p>
            </text:list-item>
            <text:list-item>
              <text:p text:style-name="P19"><text:span text:style-name="T1">Ссылки на литературу:</text:span> </text:p>
              <text:list>
                <text:list-item>
                  <text:p text:style-name="P19">[8] .</text:p>
                </text:list-item>
                <text:list-item>
                  <text:p text:style-name="P19">[9] .</text:p>
                </text:list-item>
                <text:list-item>
                  <text:p text:style-name="P19">[10].</text:p>
                </text:list-item>
              </text:list>
            </text:list-item>
          </text:list>
        </text:list-item>
      </text:list>
      <text:p text:style-name="P6"/>
      <text:h text:style-name="P32" text:outline-level="3">Лекция №11</text:h>
      <text:list xml:id="list232915015" text:continue-numbering="true" text:style-name="L8">
        <text:list-item>
          <text:list>
            <text:list-item>
              <text:p text:style-name="P19">Средства воспроизведения звука.</text:p>
            </text:list-item>
            <text:list-item>
              <text:p text:style-name="P19">Введение в OpenAL:</text:p>
              <text:list>
                <text:list-item>
                  <text:p text:style-name="P19">Принцип работы.</text:p>
                </text:list-item>
                <text:list-item>
                  <text:p text:style-name="P19">Схожесть с OpenGL. Отличия от OpenGL.</text:p>
                </text:list-item>
                <text:list-item>
                  <text:p text:style-name="P19">Основные понятия OpneAL.</text:p>
                </text:list-item>
                <text:list-item>
                  <text:p text:style-name="P19">Структура программы, использующей OpenAL.</text:p>
                </text:list-item>
              </text:list>
            </text:list-item>
            <text:list-item>
              <text:p text:style-name="P19">Звуки и музыка.</text:p>
            </text:list-item>
            <text:list-item>
              <text:p text:style-name="P19">Обзор форматов хранения аудиоданных.</text:p>
            </text:list-item>
            <text:list-item>
              <text:p text:style-name="P19">Принцип потокового воспроизведения звука.</text:p>
            </text:list-item>
            <text:list-item>
              <text:p text:style-name="P19">Трёхмерный звук (стереозвук).</text:p>
            </text:list-item>
          </text:list>
        </text:list-item>
      </text:list>
      <text:list xml:id="list124124182" text:style-name="L13">
        <text:list-item>
          <text:list>
            <text:list-item>
              <text:p text:style-name="P21"><text:span text:style-name="T2">Задание на самостоятельную работу</text:span><text:span text:style-name="T3">: реализовать загрузку и воспроизведение звука.</text:span></text:p>
            </text:list-item>
            <text:list-item>
              <text:p text:style-name="P20"><text:span text:style-name="T1">Ссылки на литературу</text:span>:</text:p>
              <text:list>
                <text:list-item>
                  <text:p text:style-name="P20">[11].</text:p>
                </text:list-item>
              </text:list>
            </text:list-item>
          </text:list>
        </text:list-item>
      </text:list>
      <text:p text:style-name="P7"/>
      <text:p text:style-name="P8">Занятие №12 отводится под подведение итогов, рассказ о перспективах развития OpenGL и ветках развития OpenGL (OpenGLES, WebGL) и обсуждение / консультации.</text:p>
      <text:p text:style-name="P7">Занятия №№ 13-15 отводятся под приём индивидуального задания и устный теоретический опро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Ume P Mincho S3" svg:font-family="'Ume P Mincho S3'" style:font-adornments="Regular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.25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2cm" fo:margin-bottom="0.499cm" fo:text-align="center" style:justify-single-word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88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3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8T23:26:28</meta:creation-date>
    <dc:date>2012-08-26T15:49:27</dc:date>
    <meta:editing-duration>PT10H41M40S</meta:editing-duration>
    <meta:editing-cycles>243</meta:editing-cycles>
    <meta:generator>OpenOffice.org/3.2$Linux OpenOffice.org_project/320m12$Build-9483</meta:generator>
    <dc:creator>icosaeder</dc:creator>
    <meta:document-statistic meta:table-count="0" meta:image-count="0" meta:object-count="0" meta:page-count="15" meta:paragraph-count="236" meta:word-count="1981" meta:character-count="14521"/>
  </office:meta>
</office:document-meta>
</file>